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2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9">
      <style:text-properties fo:font-size="10pt" style:font-size-asian="10pt" style:font-size-complex="10pt"/>
    </style:style>
    <style:style style:name="ce12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">
      <style:text-properties fo:font-size="10pt" style:font-size-asian="10pt" style:font-size-complex="10p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แผ่นงาน1" table:style-name="ta1" table:print="false">
        <table:table-column table:style-name="co1" table:number-columns-repeated="3" table:default-cell-style-name="ce5"/>
        <table:table-column table:style-name="co1" table:default-cell-style-name="ce13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แผ่นงาน1.J26" table:end-x="0.4118in" table:end-y="0.0724in" draw:z-index="0" draw:style-name="gr1" svg:width="4.6417in" svg:height="4.4059in" svg:x="0.2154in" svg:y="0.0197in">
              <draw:object draw:notify-on-update-of-ranges="แผ่นงาน1.A4:แผ่นงาน1.A15 แผ่นงาน1.B3:แผ่นงาน1.B3 แผ่นงาน1.B4:แผ่นงาน1.B15 แผ่นงาน1.C3:แผ่นงาน1.C3 แผ่นงาน1.C4:แผ่นงาน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เดือน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10" office:value-type="string">
            <text:p>Change</text:p>
          </table:table-cell>
          <table:table-cell table:style-name="ce1" table:number-columns-repeated="1020"/>
        </table:table-row>
        <table:table-row table:style-name="ro3">
          <table:table-cell table:style-name="ce3" office:value-type="string">
            <text:p>มกราคม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11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กุมภาพันธ์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11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มีนาคม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1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เมษายน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1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พฤษภาคม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1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มิถุนายน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11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กรกฎาคม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1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สิงหาคม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1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กันยายน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1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ตุลาคม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11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พฤศจิกายน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11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ธันวาคม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1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2" table:formula="of:=ROUND([.C16]/[.B16]-1;2)" office:value-type="percentage" office:value="0.16">
            <text:p>16.0%</text:p>
          </table:table-cell>
          <table:table-cell table:style-name="ce14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แผ่นงาน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แผ่นงาน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9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time-style style:name="N136">
      <number:hours/>
      <number:text>時</number:text>
      <number:minutes number:style="long"/>
      <number:text>分</number:text>
    </number:time-style>
    <number:time-style style:name="N137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7/06/2014</text:date>, <text:time>21:0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6T21:06:08</dc:date>
    <meta:editing-duration>PT01H40M05S</meta:editing-duration>
    <meta:editing-cycles>17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1.192cm" chart:class="chart:bar" chart:style-name="ch1">
        <chart:legend chart:legend-position="end" svg:x="10.279cm" svg:y="5.101cm" chart:style-name="ch2"/>
        <chart:plot-area chart:style-name="ch3" table:cell-range-address="แผ่นงาน1.A3:แผ่นงาน1.C15" chart:data-source-has-labels="both" svg:x="0.269cm" svg:y="0.223cm" svg:width="9.776cm" svg:height="10.501cm">
          <chart:axis chart:dimension="x" chart:name="primary-x" chart:style-name="ch4">
            <chart:title svg:x="5.101cm" svg:y="10.375cm" chart:style-name="ch5">
              <text:p>เดือน</text:p>
            </chart:title>
            <chart:categories table:cell-range-address="แผ่นงาน1.A4:แผ่นงาน1.A15"/>
          </chart:axis>
          <chart:axis chart:dimension="y" chart:name="primary-y" chart:style-name="ch6">
            <chart:title svg:x="0.236cm" svg:y="5.584cm" chart:style-name="ch7">
              <text:p>Sales</text:p>
            </chart:title>
            <chart:grid chart:style-name="ch8" chart:class="major"/>
          </chart:axis>
          <chart:series chart:style-name="ch9" chart:values-cell-range-address="แผ่นงาน1.B4:แผ่นงาน1.B15" chart:label-cell-address="แผ่นงาน1.B3:แผ่นงาน1.B3" chart:class="chart:bar">
            <chart:data-point chart:repeated="12"/>
          </chart:series>
          <chart:series chart:style-name="ch10" chart:values-cell-range-address="แผ่นงาน1.C4:แผ่นงาน1.C15" chart:label-cell-address="แผ่นงาน1.C3:แผ่นงาน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แผ่นงาน1.B3:แผ่นงาน1.B3">2013</text:p>
              </table:table-cell>
              <table:table-cell office:value-type="string">
                <text:p text:id="แผ่นงาน1.C3:แผ่นงาน1.C3">2014</text:p>
              </table:table-cell>
            </table:table-row>
          </table:table-header-rows>
          <table:table-rows>
            <table:table-row>
              <table:table-cell office:value-type="string">
                <text:p text:id="แผ่นงาน1.A4:แผ่นงาน1.A15">มกราคม</text:p>
              </table:table-cell>
              <table:table-cell office:value-type="float" office:value="20">
                <text:p text:id="แผ่นงาน1.B4:แผ่นงาน1.B15">20</text:p>
              </table:table-cell>
              <table:table-cell office:value-type="float" office:value="24">
                <text:p text:id="แผ่นงาน1.C4:แผ่นงาน1.C15">24</text:p>
              </table:table-cell>
            </table:table-row>
            <table:table-row>
              <table:table-cell office:value-type="string">
                <text:p>กุมภาพันธ์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มีนาคม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เมษายน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พฤษภาคม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มิถุนายน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กรกฎาคม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สิงหาคม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กันยายน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ตุลาคม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พฤศจิกายน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ธันวาคม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